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fe7f5" draw:textarea-horizontal-align="justify" draw:textarea-vertical-align="middle" draw:auto-grow-height="false"/>
    </style:style>
    <style:style style:name="gr2" style:family="graphic" style:parent-style-name="standard">
      <style:graphic-properties svg:stroke-color="#944794" draw:fill-color="#dcbef0" draw:textarea-horizontal-align="justify" draw:textarea-vertical-align="middle" draw:auto-grow-height="false"/>
    </style:style>
    <style:style style:name="gr3" style:family="graphic" style:parent-style-name="textbody">
      <style:graphic-properties fo:min-height="0.55cm"/>
    </style:style>
    <style:style style:name="gr4" style:family="graphic" style:parent-style-name="standard">
      <style:graphic-properties draw:stroke="none" svg:stroke-color="#000000" draw:fill="none" draw:fill-color="#ffffff" fo:min-height="0.9cm"/>
    </style:style>
    <style:style style:name="gr5" style:family="graphic" style:parent-style-name="standard">
      <style:graphic-properties draw:stroke="none" svg:stroke-color="#000000" draw:fill="none" draw:fill-color="#ffffff" fo:min-height="1.7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5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fo:min-height="0.5cm"/>
    </style:style>
    <style:style style:name="gr10" style:family="graphic" style:parent-style-name="standard">
      <style:graphic-properties draw:stroke="none" svg:stroke-color="#000000" draw:fill="none" draw:fill-color="#ffffff" fo:min-height="0.6cm"/>
    </style:style>
    <style:style style:name="gr11" style:family="graphic" style:parent-style-name="objectwithoutfill">
      <style:graphic-properties svg:stroke-width="0.05cm" draw:marker-start-width="0.28cm" draw:marker-end="Arrow" draw:marker-end-width="0.38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05cm" draw:marker-start-width="0.28cm" draw:marker-end-width="0.28cm" draw:fill="none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fo:min-height="0.8cm"/>
    </style:style>
    <style:style style:name="gr14" style:family="graphic" style:parent-style-name="standard">
      <style:graphic-properties draw:stroke="none" svg:stroke-color="#000000" draw:fill="none" draw:fill-color="#ffffff" fo:min-height="0.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 style:font-size-asian="20pt" style:font-size-complex="20pt"/>
    </style:style>
    <style:style style:name="P3" style:family="paragraph">
      <style:text-properties fo:color="#008000" fo:font-size="14pt" style:font-size-asian="14pt" style:font-size-complex="14pt"/>
    </style:style>
    <style:style style:name="P4" style:family="paragraph">
      <style:text-properties fo:color="#dc2300" fo:font-size="20pt" style:font-size-asian="20pt" style:font-size-complex="20pt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style:text-properties fo:color="#dc2300" fo:font-size="14pt" style:font-size-asian="14pt" style:font-size-complex="14pt"/>
    </style:style>
    <style:style style:name="P7" style:family="paragraph">
      <style:text-properties fo:font-size="14pt" style:font-size-asian="14pt" style:font-size-complex="14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008000" fo:font-size="20pt" style:font-size-asian="20pt" style:font-size-complex="20pt"/>
    </style:style>
    <style:style style:name="T3" style:family="text">
      <style:text-properties fo:color="#dc2300" fo:font-size="20pt" style:font-size-asian="20pt" style:font-size-complex="20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dc2300" fo:font-size="14pt" style:font-size-asian="14pt" style:font-size-complex="14pt"/>
    </style:style>
    <style:style style:name="T6" style:family="text">
      <style:text-properties fo:color="#008000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5" draw:id="id5" draw:layer="layout" svg:width="6cm" svg:height="2cm" svg:x="2.1cm" svg:y="1.4cm">
          <text:p text:style-name="P1"><text:span text:style-name="T1">Features</text:span></text:p>
          <text:p text:style-name="P1"><text:span text:style-name="T1">developmen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xml:id="id6" draw:id="id6" draw:layer="layout" svg:width="6cm" svg:height="2cm" svg:x="2.1cm" svg:y="6.8cm">
          <text:p text:style-name="P1"><text:span text:style-name="T1">Validation by</text:span></text:p>
          <text:p text:style-name="P1"><text:span text:style-name="T1">develop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4" draw:id="id4" draw:layer="layout" svg:width="6cm" svg:height="2cm" svg:x="21.2cm" svg:y="2.3cm">
          <text:p text:style-name="P1"><text:span text:style-name="T1">Clients valida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2" draw:id="id2" draw:layer="layout" svg:width="6cm" svg:height="2cm" svg:x="21.2cm" svg:y="17.8cm">
          <text:p text:style-name="P1"><text:span text:style-name="T1">Next mileston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3" draw:id="id3" draw:layer="layout" svg:width="6cm" svg:height="2cm" svg:x="21.2cm" svg:y="12.6cm">
          <text:p text:style-name="P1"><text:span text:style-name="T1">Add tasks for</text:span></text:p>
          <text:p text:style-name="P1"><text:span text:style-name="T1">the next mileston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2" draw:layer="layout" svg:width="3cm" svg:height="1.843cm" svg:x="5.1cm" svg:y="15cm">
          <draw:text-box>
            <text:p text:style-name="P1"><text:span text:style-name="T1">Internal</text:span></text:p>
            <text:p text:style-name="P1"><text:span text:style-name="T1">tests</text:span></text:p>
          </draw:text-box>
        </draw:frame>
        <draw:frame draw:style-name="gr4" draw:text-style-name="P2" draw:layer="layout" svg:width="3.1cm" svg:height="1.843cm" svg:x="24.2cm" svg:y="4.957cm">
          <draw:text-box>
            <text:p text:style-name="P1"><text:span text:style-name="T1">External test</text:span></text:p>
          </draw:text-box>
        </draw:frame>
        <draw:custom-shape draw:style-name="gr2" draw:text-style-name="P2" xml:id="id1" draw:id="id1" draw:layer="layout" svg:width="3.4cm" svg:height="2.1cm" svg:x="22.5cm" svg:y="7.4cm">
          <text:p text:style-name="P1"><text:span text:style-name="T1">Valid 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5" draw:text-style-name="P2" draw:layer="layout" svg:width="4.2cm" svg:height="2.639cm" svg:x="5.1cm" svg:y="3.7cm">
          <draw:text-box>
            <text:p text:style-name="P1"><text:span text:style-name="T1">Unit and integration tests</text:span></text:p>
          </draw:text-box>
        </draw:frame>
        <draw:connector draw:style-name="gr6" draw:text-style-name="P1" draw:layer="layout" draw:line-skew="0.398cm" svg:x1="25.9cm" svg:y1="8.45cm" svg:x2="27.2cm" svg:y2="18.8cm" draw:start-shape="id1" draw:start-glue-point="7" draw:end-shape="id2" svg:d="m25900 8450h2200v10350h-900" svg:viewBox="0 0 2201 10351">
          <text:p/>
        </draw:connector>
        <draw:connector draw:style-name="gr6" draw:text-style-name="P1" draw:layer="layout" svg:x1="24.2cm" svg:y1="9.5cm" svg:x2="24.2cm" svg:y2="12.6cm" draw:start-shape="id1" draw:start-glue-point="6" draw:end-shape="id3" svg:d="m24200 9500v3100" svg:viewBox="0 0 1 3101">
          <text:p/>
        </draw:connector>
        <draw:connector draw:style-name="gr6" draw:text-style-name="P1" draw:layer="layout" svg:x1="24.2cm" svg:y1="4.3cm" svg:x2="24.2cm" svg:y2="7.4cm" draw:start-shape="id4" draw:start-glue-point="6" draw:end-shape="id1" draw:end-glue-point="4" svg:d="m24200 4300v3100" svg:viewBox="0 0 1 3101">
          <text:p/>
        </draw:connector>
        <draw:connector draw:style-name="gr6" draw:text-style-name="P1" draw:layer="layout" svg:x1="24.2cm" svg:y1="14.6cm" svg:x2="24.2cm" svg:y2="17.8cm" draw:start-shape="id3" draw:start-glue-point="6" draw:end-shape="id2" draw:end-glue-point="4" svg:d="m24200 14600v3200" svg:viewBox="0 0 1 3201">
          <text:p/>
        </draw:connector>
        <draw:frame draw:style-name="gr7" draw:text-style-name="P3" draw:layer="layout" svg:width="1.8cm" svg:height="1.047cm" svg:x="26.1cm" svg:y="7.457cm">
          <draw:text-box>
            <text:p><text:span text:style-name="T2">Yes</text:span></text:p>
          </draw:text-box>
        </draw:frame>
        <draw:frame draw:style-name="gr8" draw:text-style-name="P4" draw:layer="layout" svg:width="1.408cm" svg:height="1.047cm" svg:x="24.2cm" svg:y="9.694cm">
          <draw:text-box>
            <text:p><text:span text:style-name="T3">No</text:span></text:p>
          </draw:text-box>
        </draw:frame>
        <draw:connector draw:style-name="gr6" draw:text-style-name="P1" draw:layer="layout" svg:x1="5.1cm" svg:y1="3.4cm" svg:x2="5.1cm" svg:y2="6.8cm" draw:start-shape="id5" draw:start-glue-point="6" draw:end-shape="id6" svg:d="m5100 3400v3400" svg:viewBox="0 0 1 3401">
          <text:p/>
        </draw:connector>
        <draw:custom-shape draw:style-name="gr1" draw:text-style-name="P2" xml:id="id7" draw:id="id7" draw:layer="layout" svg:width="6cm" svg:height="2cm" svg:x="2.1cm" svg:y="17.7cm">
          <text:p text:style-name="P1"><text:span text:style-name="T1">Validation by</text:span></text:p>
          <text:p text:style-name="P1"><text:span text:style-name="T1">quality manag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3.4cm" svg:height="2.1cm" svg:x="13.2cm" svg:y="9cm">
          <text:p text:style-name="P1"><text:span text:style-name="T1">Valid 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draw:line-skew="1.25cm" svg:x1="8.1cm" svg:y1="18.7cm" svg:x2="13.2cm" svg:y2="10.05cm" draw:start-shape="id7" draw:start-glue-point="1" draw:end-shape="id8" draw:end-glue-point="5" svg:d="m8100 18700h3800v-8650h1300" svg:viewBox="0 0 5101 8651">
          <text:p/>
        </draw:connector>
        <draw:connector draw:style-name="gr6" draw:text-style-name="P1" draw:layer="layout" draw:line-skew="1.099cm -0.399cm" svg:x1="16.6cm" svg:y1="10.05cm" svg:x2="24.2cm" svg:y2="2.3cm" draw:start-shape="id8" draw:start-glue-point="7" draw:end-shape="id4" draw:end-glue-point="0" svg:d="m16600 10050h3400v-8650h4200v900" svg:viewBox="0 0 7601 8651">
          <text:p/>
        </draw:connector>
        <draw:connector draw:style-name="gr6" draw:text-style-name="P1" draw:layer="layout" svg:x1="14.9cm" svg:y1="9cm" svg:x2="8.1cm" svg:y2="2.4cm" draw:start-shape="id8" draw:start-glue-point="4" draw:end-shape="id5" draw:end-glue-point="7" svg:d="m14900 9000v-6600h-6800" svg:viewBox="0 0 6801 6601">
          <text:p/>
        </draw:connector>
        <draw:custom-shape draw:style-name="gr1" draw:text-style-name="P2" xml:id="id9" draw:id="id9" draw:layer="layout" svg:width="3.4cm" svg:height="2.1cm" svg:x="3.4cm" svg:y="11.8cm">
          <text:p text:style-name="P1"><text:span text:style-name="T1">Valid 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svg:x1="5.1cm" svg:y1="8.8cm" svg:x2="5.1cm" svg:y2="11.8cm" draw:start-shape="id6" draw:start-glue-point="6" draw:end-shape="id9" draw:end-glue-point="4" svg:d="m5100 8800v3000" svg:viewBox="0 0 1 3001">
          <text:p/>
        </draw:connector>
        <draw:connector draw:style-name="gr6" draw:text-style-name="P1" draw:layer="layout" svg:x1="5.1cm" svg:y1="13.9cm" svg:x2="5.1cm" svg:y2="17.7cm" draw:start-shape="id9" draw:start-glue-point="6" draw:end-shape="id7" draw:end-glue-point="0" svg:d="m5100 13900v3800" svg:viewBox="0 0 1 3801">
          <text:p/>
        </draw:connector>
        <draw:connector draw:style-name="gr6" draw:text-style-name="P1" draw:layer="layout" draw:line-skew="0.998cm" svg:x1="6.8cm" svg:y1="12.85cm" svg:x2="8.1cm" svg:y2="2.4cm" draw:start-shape="id9" draw:start-glue-point="7" draw:end-shape="id5" draw:end-glue-point="7" svg:d="m6800 12850h2800v-10450h-1500" svg:viewBox="0 0 2801 10451">
          <text:p/>
        </draw:connector>
        <draw:frame draw:style-name="gr7" draw:text-style-name="P3" draw:layer="layout" svg:width="1.8cm" svg:height="1.047cm" svg:x="16.7cm" svg:y="9cm">
          <draw:text-box>
            <text:p><text:span text:style-name="T2">Yes</text:span></text:p>
          </draw:text-box>
        </draw:frame>
        <draw:frame draw:style-name="gr7" draw:text-style-name="P3" draw:layer="layout" svg:width="1.8cm" svg:height="1.047cm" svg:x="3.4cm" svg:y="14.953cm">
          <draw:text-box>
            <text:p><text:span text:style-name="T2">Yes</text:span></text:p>
          </draw:text-box>
        </draw:frame>
        <draw:frame draw:style-name="gr8" draw:text-style-name="P4" draw:layer="layout" svg:width="1.408cm" svg:height="1.047cm" svg:x="14.9cm" svg:y="7.7cm">
          <draw:text-box>
            <text:p><text:span text:style-name="T3">No</text:span></text:p>
          </draw:text-box>
        </draw:frame>
        <draw:frame draw:style-name="gr8" draw:text-style-name="P4" draw:layer="layout" svg:width="1.408cm" svg:height="1.047cm" svg:x="7.192cm" svg:y="11.853cm">
          <draw:text-box>
            <text:p><text:span text:style-name="T3">No</text:span></text:p>
          </draw:text-box>
        </draw:frame>
      </draw:page>
      <draw:page draw:name="page2" draw:style-name="dp1" draw:master-page-name="Standard">
        <draw:custom-shape draw:style-name="gr1" draw:text-style-name="P5" xml:id="id16" draw:id="id16" draw:layer="layout" svg:width="6cm" svg:height="1cm" svg:x="2.1cm" svg:y="1.4cm">
          <text:p text:style-name="P1"><text:span text:style-name="T4">Features developmen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5" xml:id="id10" draw:id="id10" draw:layer="layout" svg:width="6cm" svg:height="1cm" svg:x="11.1cm" svg:y="1.4cm">
          <text:p text:style-name="P1"><text:span text:style-name="T4">Validation by develop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5" xml:id="id15" draw:id="id15" draw:layer="layout" svg:width="6cm" svg:height="1cm" svg:x="2.1cm" svg:y="12.9cm">
          <text:p text:style-name="P1"><text:span text:style-name="T4">Clients valida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5" xml:id="id11" draw:id="id11" draw:layer="layout" svg:width="2.6cm" svg:height="1.4cm" svg:x="12.8cm" svg:y="4.5cm">
          <text:p text:style-name="P1"><text:span text:style-name="T4">Valid 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5" xml:id="id13" draw:id="id13" draw:layer="layout" svg:width="6cm" svg:height="1.7cm" svg:x="11.1cm" svg:y="17.5cm">
          <text:p text:style-name="P1"><text:span text:style-name="T4">Jalon</text:span></text:p>
          <text:p text:style-name="P1"><text:span text:style-name="T4">suiva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5" xml:id="id14" draw:id="id14" draw:layer="layout" svg:width="6cm" svg:height="1.7cm" svg:x="11.1cm" svg:y="12.8cm">
          <text:p text:style-name="P1"><text:span text:style-name="T4">Ajout de tâches </text:span></text:p>
          <text:p text:style-name="P1"><text:span text:style-name="T4">pour jalon suiva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9" draw:text-style-name="P6" draw:layer="layout" svg:width="1.3cm" svg:height="0.806cm" svg:x="11.7cm" svg:y="4.4cm">
          <draw:text-box>
            <text:p><text:span text:style-name="T5">No</text:span></text:p>
          </draw:text-box>
        </draw:frame>
        <draw:frame draw:style-name="gr7" draw:text-style-name="P3" draw:layer="layout" svg:width="1.5cm" svg:height="0.806cm" svg:x="14.1cm" svg:y="5.894cm">
          <draw:text-box>
            <text:p><text:span text:style-name="T6">Yes</text:span></text:p>
          </draw:text-box>
        </draw:frame>
        <draw:frame draw:style-name="gr3" draw:text-style-name="P7" draw:layer="layout" svg:width="3.4cm" svg:height="0.806cm" svg:x="7.7cm" svg:y="9cm">
          <draw:text-box>
            <text:p><text:span text:style-name="T4">Interns tests</text:span></text:p>
          </draw:text-box>
        </draw:frame>
        <draw:frame draw:style-name="gr4" draw:text-style-name="P5" draw:layer="layout" svg:width="3.8cm" svg:height="1.361cm" svg:x="3.3cm" svg:y="16.239cm">
          <draw:text-box>
            <text:p text:style-name="P1"><text:span text:style-name="T4">Tests externes</text:span></text:p>
            <text:p text:style-name="P1"><text:span text:style-name="T4">corrects ?</text:span></text:p>
          </draw:text-box>
        </draw:frame>
        <draw:connector draw:style-name="gr6" draw:text-style-name="P1" draw:layer="layout" svg:x1="14.1cm" svg:y1="2.4cm" svg:x2="14.1cm" svg:y2="4.5cm" draw:start-shape="id10" draw:start-glue-point="6" draw:end-shape="id11" draw:end-glue-point="4" svg:d="m14100 2400v2100" svg:viewBox="0 0 1 2101">
          <text:p/>
        </draw:connector>
        <draw:frame draw:style-name="gr10" draw:text-style-name="P3" draw:layer="layout" svg:width="1.6cm" svg:height="0.85cm" svg:x="5.1cm" svg:y="9.75cm">
          <draw:text-box>
            <text:p><text:span text:style-name="T6">Yes</text:span></text:p>
          </draw:text-box>
        </draw:frame>
        <draw:custom-shape draw:style-name="gr2" draw:text-style-name="P5" xml:id="id12" draw:id="id12" draw:layer="layout" svg:width="2.6cm" svg:height="1.4cm" svg:x="7.8cm" svg:y="15.4cm">
          <text:p text:style-name="P1"><text:span text:style-name="T4">Valid 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5" draw:text-style-name="P5" draw:layer="layout" svg:width="3.1cm" svg:height="2cm" svg:x="14.2cm" svg:y="2.7cm">
          <draw:text-box>
            <text:p text:style-name="P1"><text:span text:style-name="T4">Unit and integration tests</text:span></text:p>
          </draw:text-box>
        </draw:frame>
        <draw:connector draw:style-name="gr6" draw:text-style-name="P1" draw:layer="layout" svg:x1="10.4cm" svg:y1="16.1cm" svg:x2="14.1cm" svg:y2="17.5cm" draw:start-shape="id12" draw:start-glue-point="7" draw:end-shape="id13" svg:d="m10400 16100h3700v1400" svg:viewBox="0 0 3701 1401">
          <text:p/>
        </draw:connector>
        <draw:connector draw:style-name="gr6" draw:text-style-name="P1" draw:layer="layout" svg:x1="9.1cm" svg:y1="16.8cm" svg:x2="14.1cm" svg:y2="14.5cm" draw:start-shape="id12" draw:start-glue-point="6" draw:end-shape="id14" svg:d="m9100 16800v502h5000v-2802" svg:viewBox="0 0 5001 2803">
          <text:p/>
        </draw:connector>
        <draw:connector draw:style-name="gr6" draw:text-style-name="P1" draw:layer="layout" svg:x1="5.1cm" svg:y1="13.9cm" svg:x2="9.1cm" svg:y2="15.4cm" draw:start-shape="id15" draw:start-glue-point="6" draw:end-shape="id12" draw:end-glue-point="4" svg:d="m5100 13900v751h4000v749" svg:viewBox="0 0 4001 1501">
          <text:p/>
        </draw:connector>
        <draw:connector draw:style-name="gr6" draw:text-style-name="P1" draw:layer="layout" svg:x1="14.1cm" svg:y1="14.5cm" svg:x2="14.1cm" svg:y2="17.5cm" draw:start-shape="id14" draw:start-glue-point="6" draw:end-shape="id13" draw:end-glue-point="4" svg:d="m14100 14500v3000" svg:viewBox="0 0 1 3001">
          <text:p/>
        </draw:connector>
        <draw:frame draw:style-name="gr7" draw:text-style-name="P3" draw:layer="layout" svg:width="1.5cm" svg:height="0.806cm" svg:x="9.1cm" svg:y="16.9cm">
          <draw:text-box>
            <text:p><text:span text:style-name="T6">Yes</text:span></text:p>
          </draw:text-box>
        </draw:frame>
        <draw:frame draw:style-name="gr8" draw:text-style-name="P6" draw:layer="layout" svg:width="1.137cm" svg:height="0.806cm" svg:x="9.1cm" svg:y="14.494cm">
          <draw:text-box>
            <text:p><text:span text:style-name="T5">No</text:span></text:p>
          </draw:text-box>
        </draw:frame>
        <draw:connector draw:style-name="gr6" draw:text-style-name="P1" draw:layer="layout" svg:x1="5.1cm" svg:y1="2.4cm" svg:x2="14.1cm" svg:y2="2.4cm" draw:start-shape="id16" draw:start-glue-point="6" draw:end-shape="id10" svg:d="m5100 2400v502h9000v-502" svg:viewBox="0 0 9001 503">
          <text:p/>
        </draw:connector>
        <draw:custom-shape draw:style-name="gr1" draw:text-style-name="P5" xml:id="id17" draw:id="id17" draw:layer="layout" svg:width="6cm" svg:height="1.7cm" svg:x="11.1cm" svg:y="8cm">
          <text:p text:style-name="P1"><text:span text:style-name="T4">Validation by</text:span></text:p>
          <text:p text:style-name="P1"><text:span text:style-name="T4">quality manager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4.1cm" svg:y1="5.9cm" svg:x2="14.1cm" svg:y2="8cm" draw:start-shape="id11" draw:start-glue-point="6" draw:end-shape="id17" svg:d="m14100 5900v2100" svg:viewBox="0 0 1 2101">
          <text:p/>
        </draw:connector>
        <draw:connector draw:style-name="gr6" draw:text-style-name="P1" draw:layer="layout" svg:x1="15.4cm" svg:y1="5.2cm" svg:x2="8.1cm" svg:y2="1.9cm" draw:start-shape="id11" draw:start-glue-point="7" draw:end-shape="id16" draw:end-glue-point="7" svg:d="m15400 5200h502v-3300h-7802" svg:viewBox="0 0 7803 3301">
          <text:p/>
        </draw:connector>
        <draw:custom-shape draw:style-name="gr1" draw:text-style-name="P5" xml:id="id18" draw:id="id18" draw:layer="layout" svg:width="2.6cm" svg:height="1.4cm" svg:x="3.8cm" svg:y="8.168cm">
          <text:p text:style-name="P1"><text:span text:style-name="T4">Valid 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svg:x1="17.1cm" svg:y1="8.85cm" svg:x2="3.8cm" svg:y2="8.868cm" draw:start-shape="id17" draw:start-glue-point="1" draw:end-shape="id18" draw:end-glue-point="5" svg:d="m17100 8850h501v1351h-14302v-1333h501" svg:viewBox="0 0 14303 1352">
          <text:p/>
        </draw:connector>
        <draw:connector draw:style-name="gr6" draw:text-style-name="P1" draw:layer="layout" svg:x1="6.4cm" svg:y1="8.868cm" svg:x2="5.1cm" svg:y2="12.9cm" draw:start-shape="id18" draw:start-glue-point="7" draw:end-shape="id15" draw:end-glue-point="0" svg:d="m6400 8868h502v2367h-1802v1665" svg:viewBox="0 0 1803 4033">
          <text:p/>
        </draw:connector>
        <draw:connector draw:style-name="gr6" draw:text-style-name="P1" draw:layer="layout" svg:x1="5.1cm" svg:y1="8.168cm" svg:x2="8.1cm" svg:y2="1.9cm" draw:start-shape="id18" draw:start-glue-point="4" draw:end-shape="id16" draw:end-glue-point="7" svg:d="m5100 8168v-2883h3502v-3385h-502" svg:viewBox="0 0 3503 6269">
          <text:p/>
        </draw:connector>
        <draw:frame draw:style-name="gr9" draw:text-style-name="P6" draw:layer="layout" svg:width="1.3cm" svg:height="0.806cm" svg:x="5.1cm" svg:y="7.3cm">
          <draw:text-box>
            <text:p><text:span text:style-name="T5">No</text:span></text:p>
          </draw:text-box>
        </draw:frame>
      </draw:page>
      <draw:page draw:name="page3" draw:style-name="dp1" draw:master-page-name="Standard">
        <draw:custom-shape draw:style-name="gr1" draw:text-style-name="P5" draw:layer="layout" svg:width="6.4cm" svg:height="1cm" svg:x="11.1cm" svg:y="1.7cm">
          <text:p text:style-name="P1"><text:span text:style-name="T4">New featur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5" draw:layer="layout" svg:width="7.4cm" svg:height="1cm" svg:x="10.7cm" svg:y="5.3cm">
          <text:p text:style-name="P1"><text:span text:style-name="T4">Validation par les développeu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5" draw:layer="layout" svg:width="2.6cm" svg:height="1.4cm" svg:x="13cm" svg:y="13.2cm">
          <text:p text:style-name="P1"><text:span text:style-name="T4">Décisi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5" draw:layer="layout" svg:width="7.4cm" svg:height="1cm" svg:x="10.9cm" svg:y="10.7cm">
          <text:p text:style-name="P1"><text:span text:style-name="T4">Validation par les clien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5" draw:layer="layout" svg:width="2.6cm" svg:height="1.4cm" svg:x="13cm" svg:y="7.9cm">
          <text:p text:style-name="P1"><text:span text:style-name="T4">Décisi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5" draw:layer="layout" svg:width="4.4cm" svg:height="1.3cm" svg:x="12.2cm" svg:y="17.6cm">
          <text:p text:style-name="P1"><text:span text:style-name="T4">Jalon suiva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5" draw:layer="layout" svg:width="7.4cm" svg:height="1.7cm" svg:x="3.4cm" svg:y="13cm">
          <text:p text:style-name="P1"><text:span text:style-name="T4">Ajout de tâches </text:span></text:p>
          <text:p text:style-name="P1"><text:span text:style-name="T4">pour jalon suiva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1" draw:text-style-name="P1" draw:layer="layout" svg:x1="21.2cm" svg:y1="2.4cm" svg:x2="17.5cm" svg:y2="2.4cm">
          <text:p/>
        </draw:line>
        <draw:line draw:style-name="gr12" draw:text-style-name="P1" draw:layer="layout" svg:x1="21.2cm" svg:y1="2.4cm" svg:x2="21.2cm" svg:y2="18.3cm">
          <text:p/>
        </draw:line>
        <draw:line draw:style-name="gr12" draw:text-style-name="P1" draw:layer="layout" svg:x1="21.2cm" svg:y1="18.3cm" svg:x2="16.6cm" svg:y2="18.3cm">
          <text:p/>
        </draw:line>
        <draw:line draw:style-name="gr11" draw:text-style-name="P1" draw:layer="layout" svg:x1="6.8cm" svg:y1="18.3cm" svg:x2="12.2cm" svg:y2="18.3cm">
          <text:p/>
        </draw:line>
        <draw:line draw:style-name="gr12" draw:text-style-name="P1" draw:layer="layout" svg:x1="6.8cm" svg:y1="14.7cm" svg:x2="6.8cm" svg:y2="18.3cm">
          <text:p/>
        </draw:line>
        <draw:line draw:style-name="gr11" draw:text-style-name="P1" draw:layer="layout" svg:x1="14.3cm" svg:y1="14.6cm" svg:x2="14.3cm" svg:y2="17.6cm">
          <text:p/>
        </draw:line>
        <draw:line draw:style-name="gr11" draw:text-style-name="P1" draw:layer="layout" svg:x1="13cm" svg:y1="13.9cm" svg:x2="10.8cm" svg:y2="13.9cm">
          <text:p/>
        </draw:line>
        <draw:line draw:style-name="gr6" draw:text-style-name="P1" draw:layer="layout" svg:x1="14.3cm" svg:y1="11.7cm" svg:x2="14.3cm" svg:y2="13.2cm">
          <text:p/>
        </draw:line>
        <draw:line draw:style-name="gr11" draw:text-style-name="P1" draw:layer="layout" svg:x1="14.3cm" svg:y1="6.3cm" svg:x2="14.3cm" svg:y2="8cm">
          <text:p/>
        </draw:line>
        <draw:line draw:style-name="gr11" draw:text-style-name="P1" draw:layer="layout" svg:x1="14.3cm" svg:y1="11.7cm" svg:x2="14.3cm" svg:y2="13.2cm">
          <text:p/>
        </draw:line>
        <draw:line draw:style-name="gr11" draw:text-style-name="P1" draw:layer="layout" svg:x1="14.3cm" svg:y1="9.3cm" svg:x2="14.3cm" svg:y2="10.7cm">
          <text:p/>
        </draw:line>
        <draw:line draw:style-name="gr11" draw:text-style-name="P1" draw:layer="layout" svg:x1="14.3cm" svg:y1="2.7cm" svg:x2="14.3cm" svg:y2="5.3cm">
          <text:p/>
        </draw:line>
        <draw:line draw:style-name="gr11" draw:text-style-name="P1" draw:layer="layout" svg:x1="7.2cm" svg:y1="2.2cm" svg:x2="11.1cm" svg:y2="2.2cm">
          <text:p/>
        </draw:line>
        <draw:line draw:style-name="gr12" draw:text-style-name="P1" draw:layer="layout" svg:x1="13cm" svg:y1="8.6cm" svg:x2="7.2cm" svg:y2="8.6cm">
          <text:p/>
        </draw:line>
        <draw:line draw:style-name="gr12" draw:text-style-name="P1" draw:layer="layout" svg:x1="7.2cm" svg:y1="2.2cm" svg:x2="7.2cm" svg:y2="8.6cm">
          <text:p/>
        </draw:line>
        <draw:frame draw:style-name="gr13" draw:text-style-name="P7" draw:layer="layout" svg:width="1.8cm" svg:height="1.05cm" svg:x="11.5cm" svg:y="13.15cm">
          <draw:text-box>
            <text:p><text:span text:style-name="T4">Non</text:span></text:p>
          </draw:text-box>
        </draw:frame>
        <draw:frame draw:style-name="gr13" draw:text-style-name="P7" draw:layer="layout" svg:width="1.8cm" svg:height="1.05cm" svg:x="11.4cm" svg:y="7.85cm">
          <draw:text-box>
            <text:p><text:span text:style-name="T4">Non</text:span></text:p>
          </draw:text-box>
        </draw:frame>
        <draw:frame draw:style-name="gr14" draw:text-style-name="P7" draw:layer="layout" svg:width="2.1cm" svg:height="0.95cm" svg:x="14.4cm" svg:y="15.4cm">
          <draw:text-box>
            <text:p><text:span text:style-name="T4">Oui</text:span></text:p>
          </draw:text-box>
        </draw:frame>
        <draw:frame draw:style-name="gr14" draw:text-style-name="P7" draw:layer="layout" svg:width="2.1cm" svg:height="0.95cm" svg:x="14.5cm" svg:y="9.3cm">
          <draw:text-box>
            <text:p><text:span text:style-name="T4">Oui</text:span></text:p>
          </draw:text-box>
        </draw:frame>
        <draw:frame draw:style-name="gr4" draw:text-style-name="P7" draw:layer="layout" svg:width="3.2cm" svg:height="1.15cm" svg:x="14.4cm" svg:y="6.55cm">
          <draw:text-box>
            <text:p><text:span text:style-name="T4">Livraison ?</text:span></text:p>
          </draw:text-box>
        </draw:frame>
        <draw:frame draw:style-name="gr7" draw:text-style-name="P7" draw:layer="layout" svg:width="3.8cm" svg:height="0.806cm" svg:x="14.4cm" svg:y="3.594cm">
          <draw:text-box>
            <text:p><text:span text:style-name="T4">Interns tests</text:span></text:p>
          </draw:text-box>
        </draw:frame>
        <draw:frame draw:style-name="gr15" draw:layer="layout" svg:width="0.502cm" svg:height="1.195cm" svg:x="16.2cm" svg:y="12.6cm">
          <draw:text-box>
            <text:p/>
          </draw:text-box>
        </draw:frame>
        <draw:frame draw:style-name="gr4" draw:text-style-name="P5" draw:layer="layout" svg:width="3.8cm" svg:height="1.361cm" svg:x="14.3cm" svg:y="11.85cm">
          <draw:text-box>
            <text:p text:style-name="P1"><text:span text:style-name="T4">Tests externes</text:span></text:p>
            <text:p text:style-name="P1"><text:span text:style-name="T4">corrects ?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Yes" style:family="graphic" style:parent-style-name="standard">
      <style:text-properties fo:color="#008000"/>
    </style:style>
    <style:style style:name="No" style:family="graphic" style:parent-style-name="standard">
      <style:text-properties fo:color="#c5000b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30T15:36:55.800000000</meta:creation-date>
    <dc:date>2016-03-17T11:26:24.781096146</dc:date>
    <meta:editing-duration>PT1H10M10S</meta:editing-duration>
    <meta:editing-cycles>19</meta:editing-cycles>
    <meta:generator>LibreOffice/4.1.5.3$Linux_X86_64 LibreOffice_project/1c1366bba2ba2b554cd2ca4d87c06da81c05d24</meta:generator>
    <meta:document-statistic meta:object-count="88"/>
  </office:meta>
</office:document-meta>
</file>